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serv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serv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serv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servant et la mère de lui et fuis envers Égypte et sois là jusqu'à ce que le cas échéant que je dise à toi· immine car Hérode chercher le petit servant de ce dépérir lui.</text:span> <text:span text:style-name="T2">14</text:span> <text:span text:style-name="T1">celui cependant ayant été éveillé prit à côté le petit serv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servant et la mère de lui et te va envers terre de Israël· ont morts car ceux cherchants la âme de le de petit servant.</text:span> <text:span text:style-name="T2">21</text:span> <text:span text:style-name="T1">celui cependant ayant été éveillé prit à côté le petit serv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éteigna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liés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serv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conseil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lie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éress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liez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lia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serv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serv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éress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lies sur de la de terre se sera ayant été lié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lie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lie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servant dressa lui en à au milieu de eux</text:span> <text:span text:style-name="T2">3</text:span> <text:span text:style-name="T1">et dit· amen je dis à vous, si le cas échéant ne pas que vous soyez tourné et que vous vous deveniez comme les petits servants, non ne pas que vous veniez à l'intérieur envers la royauté de les de cieux.</text:span> <text:span text:style-name="T2">4</text:span> <text:span text:style-name="T1">lequel un quelconque donc baissera lui-même comme le petit servant ce-ci, celui-ci est le plus grand en à la à royauté de les de cieux.</text:span> <text:span text:style-name="T2">5</text:span> <text:span text:style-name="T1">et lequel si le cas échéant que se accepte un petit serv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1">vint car le fils de le de être humain sauver ce ayant dépéri.⟧</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liiez sur de la de terre se sera ayants étés liés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liait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conjoignit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rendu eunuques sous de les de êtres humains, et sont eunuques lesquels des quelconques rendirent eunuques eux-mêmes par le fait de la royauté de les de cieux. celui se pouvant placer place.</text:span> <text:span text:style-name="T2">13</text:span> <text:span text:style-name="T1">Alors furent apporté à lui petits servants afin que les mains que surpose à eux et que se prie· les cependant disciples survalorisèrent à eux.</text:span> <text:span text:style-name="T2">14</text:span> <text:span text:style-name="T1">le cependant Iésous dit· abandonnez les petits serv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au centuples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autoris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fais miséricorde nous, Maître,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liée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liés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conseil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attachent de lien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liait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acrasi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lie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liait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conseillèrent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lie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lie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conseil prirent tous les chefs sacrificateurs et les plus anciens de le de peuple contre de le de Iésous de sorte que mettre à trépas lui·</text:span> <text:span text:style-name="T2">2</text:span> <text:span text:style-name="T1">et ayants liés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conseil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conseil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conseil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lie,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lier</text:span> <text:span text:style-name="T2">4</text:span> <text:span text:style-name="T1">par le fait de ce lui souvent à entraves et à chaînes avoir été lié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servant non mourut loin mais dort de haut en bas.</text:span> <text:span text:style-name="T2">40</text:span> <text:span text:style-name="T1">et riaient de haut en bas de lui. lui cependant ayant éjecté tous prend à côté le père de le de petit servant et la mère et ceux avec de lui et se va à l'intérieur là où était le petit servant.</text:span> <text:span text:style-name="T2">41</text:span> <text:span text:style-name="T1">et ayant saisi avec force de la de main de le de petit serv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lia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serv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serv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lie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éress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lie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serv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servant dressa lui en à au milieu de eux et se ayant pris dans ses bras lui dit à eux·</text:span> <text:span text:style-name="T2">37</text:span> <text:span text:style-name="T1">lequel le cas échéant un de les de tels de petits serv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éteigna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conjoignit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servants afin que de eux que se touche· les cependant disciples survalorisèrent à eux.</text:span> <text:span text:style-name="T2">14</text:span> <text:span text:style-name="T1">ayant vu cependant le Iésous irrita beaucoup et dit à eux· abandonnez les petits servants se venir vers moi, et ne pas empêchez eux, de les car de tels est la royauté de le de Dieu.</text:span> <text:span text:style-name="T2">15</text:span> <text:span text:style-name="T1">amen je dis à vous, lequel le cas échéant ne pas que se accepte la royauté de le de Dieu comme petit serv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au centuples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autoris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lié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lié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lie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lie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lie,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lie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conseil ayants faits les chefs sacrificateurs avec de les de plus anciens et de lettrés et tout entier le sanhédrin, ayants liés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lié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serv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serv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serv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serv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serv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serv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aire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serv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lie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aire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éteigna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lie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lié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serv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au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e lie de toi, ne pas moi que tu tortures.</text:span> <text:span text:style-name="T2">29</text:span> <text:span text:style-name="T1">annonça à côté car à le à souffle à le à impur sortir au loin de le de être humain. à nombreux car à temps avait ravi avec lui et était attaché de lien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liait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lie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e lie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lié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servant dressa lui à côté à lui-même</text:span> <text:span text:style-name="T2">48</text:span> <text:span text:style-name="T1">et dit à eux· lequel si le cas échéant que se accepte ce-ci le petit serv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liés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serv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liait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lie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lie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lia le Satanas voici dix et huit ans, non liait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lie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liait,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lie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lier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servants se venir vers moi et ne pas empêchez eux, de les car de tels est la royauté de le de Dieu.</text:span> <text:span text:style-name="T2">17</text:span> <text:span text:style-name="T1">amen je dis à vous, lequel le cas échéant ne pas que se accepte la royauté de le de Dieu comme petit serv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manqu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lie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lié,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lie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liants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liait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autorisants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lié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lie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lie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liait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lie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lie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lie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lie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Liait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lie.</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lie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serv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lie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lie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lié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lie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serv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lièrent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conseillé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lié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lièrent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lie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serv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liait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lie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déclarer un son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déclara un son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lie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lie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déclar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liés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origine lie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origine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lié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liés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e lie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liés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lie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lier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lie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liés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conseillèrent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liant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lié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lie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lie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lie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liait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lie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liant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lié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lie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lié de lui-même les pieds et les mains dit· cependant ceux-ci dit le souffle le saint· le homme de lequel est la ceinture celle-ci, ainsi lieront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lié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lié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e lie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attachant de lien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liés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lié.</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lie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liait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forc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lié.</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lie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conseil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lier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e lie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lier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déclare un son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liait certes, O hommes, ayants obéis à l'origine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lie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lie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aire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liant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liait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détest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lié à loi· si le cas échéant cependant que meure loin le homme, a été rendu complètement sans travail au loin de le de loi de le de homme.</text:span> <text:span text:style-name="T2">3</text:span> <text:span text:style-name="T1">par conséquent donc de vivant de le de homme adultéresse négociera du besoin si le cas échéant que se devienne à homme à autre-différent· si le cas échéant cependant que meure loin le homme, libre est au loin de le de loi, de ce ne pas être elle adultéress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lie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e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lie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le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autoris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autorise mais le homme, semblablement cependant aussi le homme de le de en propre de corps non autorise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acrasi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ont force intérieure,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lié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lié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lie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a force intérieure,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lie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serv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lie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Lie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liait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lie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lions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liants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e lie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lie,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lie,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tournure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e lie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forc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tournure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for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aire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lie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lié,</text:span> <text:span text:style-name="T2">4</text:span> <text:span text:style-name="T1">afin que que je rende visible lui comme lie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lie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liants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lie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le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lie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conduisions au travers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lie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lie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lie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tournure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liants.</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e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lie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lié·</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lie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sans force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manqu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lie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fort d'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lie mettre sur bouche, lesquels des quelconques touts entiers maisons renversent de bas en haut enseignants lesquels ne pas lie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constitution convenables aux sacrés, ne pas diablesses ni cependant à vin à nombreux ayantes étées esclavagées, enseignantes bellement,</text:span> <text:span text:style-name="T2">4</text:span> <text:span text:style-name="T1">afin que que rendent sain d'émotion les jeunes amies des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aire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origine,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conduisants au travers, détestant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auto-jugé-condamné.</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manqu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lie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servants lesquels à moi donna le Dieu.</text:span> <text:span text:style-name="T2">14</text:span> <text:span text:style-name="T1">Puisque donc les petits serv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liait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lie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serv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le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tournure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manquants.</text:span> <text:span text:style-name="T2">5</text:span> <text:span text:style-name="T1">Si cependant un quelconque de vous se manqu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manqu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tournure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éress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liant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tournure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tournure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le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tournure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tournure de bas en haut sans de discours seront gagné</text:span> <text:span text:style-name="T2">2</text:span> <text:span text:style-name="T1">ayants surveillés la en à effroi consacrée tournure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le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tournure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 en cependant à la à vertu la connaissance,</text:span> <text:span text:style-name="T2">6</text:span> <text:span text:style-name="T1">en cependant à la à connaissance la force intérieure, en cependant à la à force intérieure la résistance, en cependant à la à résistance la piété,</text:span> <text:span text:style-name="T2">7</text:span> <text:span text:style-name="T1">en cependant à la à piété la amitié fraternelle, en cependant à la à amitié fraternelle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à chaque fois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oyant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ferme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vieillement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à impies ayant posé</text:span> <text:span text:style-name="T2">7</text:span> <text:span text:style-name="T1">et juste Lot étant accablé de haut en bas sous de la de les de sans institutions en à luxure de tournure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éress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déclar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déclar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vieillement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 étants déliés.</text:span> <text:span text:style-name="T2">11</text:span> <text:span text:style-name="T1">de Ces-ci ainsi de tous de étants déliés de quels sortes lie subsister vous en à saintes à tournure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serv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serv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lie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conseil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lie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liés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lie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lie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lie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lie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lia lui mille ans</text:span> <text:span text:style-name="T2">3</text:span> <text:span text:style-name="T1">et jeta lui envers la abysse et ferma à clef et scella sur le haut de lui, afin que ne pas que égare encore les ethnies jusqu'à l'extrémité que soit achevé les mille ans. après ces-ci lie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lie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095" meta:character-count="1172699" meta:non-whitespace-character-count="947589"/>
    <meta:generator>LibreOffice/7.2.4.1$Windows_X86_64 LibreOffice_project/27d75539669ac387bb498e35313b970b7fe9c4f9</meta:generator>
    <meta:user-defined meta:name="viewport">width=device-width, initial-scale=1</meta:user-defined>
  </office:meta>
</office:document-meta>
</file>